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2D57E579B78191D7C94.jpg" manifest:media-type="image/jpeg"/>
  <manifest:file-entry manifest:full-path="Pictures/10000201000005D60000010C5152E93FB49EEE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2.96cm" fo:min-width="4.74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512cm" fo:min-width="1.405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512cm" fo:min-width="1.786cm"/>
    </style:style>
    <style:style style:name="gr6" style:family="graphic" style:parent-style-name="objectwithoutfill">
      <style:graphic-properties svg:stroke-width="0.212cm" svg:stroke-color="#b2b2b2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385cm" fo:min-width="0.135cm"/>
    </style:style>
    <style:style style:name="gr8" style:family="graphic" style:parent-style-name="objectwithoutfill">
      <style:graphic-properties svg:stroke-width="0.053cm" svg:stroke-color="#9999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999999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274cm" fo:min-width="0.643cm"/>
    </style:style>
    <style:style style:name="gr12" style:family="graphic" style:parent-style-name="objectwithoutfill">
      <style:graphic-properties svg:stroke-width="0.081cm" svg:stroke-color="#9999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00a933" draw:textarea-horizontal-align="justify" draw:textarea-vertical-align="middle" draw:auto-grow-height="false" fo:min-height="0.512cm" fo:min-width="4.072cm"/>
    </style:style>
    <style:style style:name="gr14" style:family="graphic" style:parent-style-name="objectwithoutfill">
      <style:graphic-properties svg:stroke-width="0.035cm" svg:stroke-color="#9999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6" style:family="graphic" style:parent-style-name="standard">
      <style:graphic-properties draw:fill-color="#ffdbb6" draw:textarea-horizontal-align="justify" draw:textarea-vertical-align="middle" draw:auto-grow-height="false" fo:min-height="0.559cm" fo:min-width="1.836cm"/>
      <style:paragraph-properties style:writing-mode="lr-tb"/>
    </style:style>
    <style:style style:name="gr17" style:family="graphic" style:parent-style-name="standard">
      <style:graphic-properties draw:fill-color="#ffdbb6" draw:textarea-horizontal-align="justify" draw:textarea-vertical-align="middle" draw:auto-grow-height="false" fo:min-height="1.169cm" fo:min-width="1.925cm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2.036cm" fo:min-width="3.691cm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2.036cm" fo:min-width="3.056cm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1.274cm" fo:min-width="3.1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3" style:family="graphic" style:parent-style-name="objectwithoutfill">
      <style:graphic-properties svg:stroke-width="0.053cm" svg:stroke-color="#9999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-color="#ffdbb6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00a933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3.556cm" svg:x="4.81cm" svg:y="12.049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377cm" svg:height="0.806cm" svg:x="2.224cm" svg:y="9.563cm">
          <draw:text-box>
            <text:p text:style-name="P2"><text:span text:style-name="T1">Ethernet</text:span></text:p>
          </draw:text-box>
        </draw:frame>
        <draw:frame draw:style-name="gr3" draw:text-style-name="P3" draw:layer="layout" svg:width="3.398cm" svg:height="0.806cm" svg:x="5.953cm" svg:y="14.762cm">
          <draw:text-box>
            <text:p text:style-name="P2"><text:span text:style-name="T1">Raspberry PI</text:span></text:p>
          </draw:text-box>
        </draw:frame>
        <draw:custom-shape draw:style-name="gr4" draw:text-style-name="P1" xml:id="id1" draw:id="id1" draw:layer="layout" svg:width="1.905cm" svg:height="0.762cm" svg:x="17.964cm" svg:y="2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2.286cm" svg:height="0.762cm" svg:x="20.014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.905cm" svg:height="0.762cm" svg:x="22.445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905cm" svg:height="0.762cm" svg:x="24.495cm" svg:y="2.52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9.869cm" svg:y1="2.905cm" svg:x2="20.014cm" svg:y2="2.905cm" draw:start-shape="id1" draw:start-glue-point="1" draw:end-shape="id2" draw:end-glue-point="3" svg:d="M19869 2905h145" svg:viewBox="0 0 146 1">
          <text:p/>
        </draw:connector>
        <draw:connector draw:style-name="gr6" draw:text-style-name="P4" draw:layer="layout" draw:type="line" svg:x1="22.3cm" svg:y1="2.905cm" svg:x2="22.445cm" svg:y2="2.905cm" draw:start-shape="id2" draw:start-glue-point="1" draw:end-shape="id3" draw:end-glue-point="3" svg:d="M22300 2905h145" svg:viewBox="0 0 146 1">
          <text:p/>
        </draw:connector>
        <draw:connector draw:style-name="gr6" draw:text-style-name="P4" draw:layer="layout" draw:type="line" svg:x1="24.35cm" svg:y1="2.905cm" svg:x2="24.495cm" svg:y2="2.905cm" draw:start-shape="id3" draw:start-glue-point="1" draw:end-shape="id4" draw:end-glue-point="3" svg:d="M24350 2905h145" svg:viewBox="0 0 146 1">
          <text:p/>
        </draw:connector>
        <draw:custom-shape draw:style-name="gr7" draw:text-style-name="P5" draw:layer="layout" svg:width="0.635cm" svg:height="0.635cm" svg:x="9.89cm" svg:y="12.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0.635cm" svg:x="9.89cm" svg:y="13.0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0.635cm" svg:x="9.89cm" svg:y="13.8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35cm" svg:height="0.635cm" svg:x="9.89cm" svg:y="14.6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588cm" svg:height="3.556cm" svg:x="4.873cm" svg:y="4.413cm"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3.376cm" svg:height="0.802cm" svg:x="5.926cm" svg:y="7.169cm">
          <draw:text-box>
            <text:p><text:span text:style-name="T1">R</text:span><text:span text:style-name="T1">as</text:span><text:span text:style-name="T1">p</text:span><text:span text:style-name="T1">b</text:span><text:span text:style-name="T1">er</text:span><text:span text:style-name="T1">ry </text:span><text:span text:style-name="T1">PI</text:span></text:p>
          </draw:text-box>
        </draw:frame>
        <draw:custom-shape draw:style-name="gr7" draw:text-style-name="P5" xml:id="id7" draw:id="id7" draw:layer="layout" svg:width="0.635cm" svg:height="0.635cm" svg:x="9.89cm" svg:y="4.7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1" draw:id="id11" draw:layer="layout" svg:width="0.635cm" svg:height="0.635cm" svg:x="9.89cm" svg:y="5.4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20" draw:id="id20" draw:layer="layout" svg:width="0.635cm" svg:height="0.635cm" svg:x="9.89cm" svg:y="6.2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6" draw:id="id16" draw:layer="layout" svg:width="0.635cm" svg:height="0.635cm" svg:x="9.89cm" svg:y="7.0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0.635cm" svg:height="0.635cm" svg:x="4.81cm" svg:y="5.8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0.635cm" svg:height="0.635cm" svg:x="4.71cm" svg:y="13.446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draw:line-skew="-1.66cm" svg:x1="4.71cm" svg:y1="13.763cm" svg:x2="4.81cm" svg:y2="6.17cm" draw:start-shape="id5" draw:start-glue-point="3" draw:end-shape="id6" draw:end-glue-point="3" svg:d="M4710 13763c-3243 0-3293-7593 100-7593" svg:viewBox="0 0 2540 7594">
          <text:p/>
        </draw:connector>
        <draw:connector draw:style-name="gr9" draw:text-style-name="P4" draw:layer="layout" draw:type="curve" svg:x1="17.964cm" svg:y1="2.905cm" svg:x2="10.525cm" svg:y2="5.054cm" draw:start-shape="id1" draw:start-glue-point="3" draw:end-shape="id7" draw:end-glue-point="1" svg:d="M17964 2905c-5580 0-1861 2149-7439 2149" svg:viewBox="0 0 7440 2150">
          <text:p/>
        </draw:connector>
        <draw:frame draw:style-name="gr2" draw:text-style-name="P8" draw:layer="layout" svg:width="2.619cm" svg:height="0.806cm" svg:x="20.86cm" svg:y="1.635cm">
          <draw:text-box>
            <text:p text:style-name="P7">Drawbars</text:p>
          </draw:text-box>
        </draw:frame>
        <draw:frame draw:style-name="gr2" draw:text-style-name="P3" draw:layer="layout" svg:width="1.518cm" svg:height="0.806cm" svg:x="15.196cm" svg:y="2.197cm">
          <draw:text-box>
            <text:p text:style-name="P2"><text:span text:style-name="T1">USB</text:span></text:p>
          </draw:text-box>
        </draw:frame>
        <draw:frame draw:style-name="gr10" draw:text-style-name="P9" xml:id="id9" draw:id="id9" draw:layer="layout" svg:width="7.791cm" svg:height="1.397cm" svg:x="19.542cm" svg:y="4.683cm">
          <draw:image xlink:href="Pictures/10000201000005D60000010C5152E93FB49EEEF6.png" xlink:type="simple" xlink:show="embed" xlink:actuate="onLoad" loext:mime-type="image/png">
            <text:p/>
          </draw:image>
        </draw:frame>
        <draw:frame draw:style-name="gr10" draw:text-style-name="P9" xml:id="id10" draw:id="id10" draw:layer="layout" svg:width="7.791cm" svg:height="1.397cm" svg:x="19.542cm" svg:y="6.08cm">
          <draw:image xlink:href="Pictures/10000201000005D60000010C5152E93FB49EEEF6.png" xlink:type="simple" xlink:show="embed" xlink:actuate="onLoad" loext:mime-type="image/png">
            <text:p/>
          </draw:image>
        </draw:frame>
        <draw:custom-shape draw:style-name="gr11" draw:text-style-name="P1" xml:id="id8" draw:id="id8" draw:layer="layout" svg:width="1.143cm" svg:height="1.524cm" svg:x="17.718cm" svg:y="5.31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18.861cm" svg:y1="6.08cm" svg:x2="19.542cm" svg:y2="5.381cm" draw:start-shape="id8" draw:start-glue-point="1" draw:end-shape="id9" draw:end-glue-point="3" svg:d="M18861 6080c511 0 171-699 681-699" svg:viewBox="0 0 682 700">
          <text:p/>
        </draw:connector>
        <draw:connector draw:style-name="gr12" draw:text-style-name="P4" draw:layer="layout" draw:type="curve" svg:x1="18.861cm" svg:y1="6.08cm" svg:x2="19.542cm" svg:y2="6.778cm" draw:start-shape="id8" draw:start-glue-point="1" draw:end-shape="id10" draw:end-glue-point="3" svg:d="M18861 6080c511 0 171 698 681 698" svg:viewBox="0 0 682 699">
          <text:p/>
        </draw:connector>
        <draw:connector draw:style-name="gr8" draw:text-style-name="P4" draw:layer="layout" draw:type="curve" svg:x1="17.718cm" svg:y1="6.08cm" svg:x2="10.525cm" svg:y2="5.816cm" draw:start-shape="id8" draw:start-glue-point="3" draw:end-shape="id11" draw:end-glue-point="1" svg:d="M17718 6080c-5395 0-1799-264-7193-264" svg:viewBox="0 0 7194 265">
          <text:p/>
        </draw:connector>
        <draw:frame draw:style-name="gr2" draw:text-style-name="P3" draw:layer="layout" svg:width="1.518cm" svg:height="0.806cm" svg:x="15.865cm" svg:y="5.318cm">
          <draw:text-box>
            <text:p text:style-name="P2"><text:span text:style-name="T1">USB</text:span></text:p>
          </draw:text-box>
        </draw:frame>
        <draw:custom-shape draw:style-name="gr13" draw:text-style-name="P1" draw:layer="layout" svg:width="4.572cm" svg:height="0.762cm" svg:x="5.381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4.359cm" svg:height="0.806cm" svg:x="5.488cm" svg:y="2.016cm">
          <draw:text-box>
            <text:p><text:span text:style-name="T1">Volume &amp; Reverb</text:span></text:p>
          </draw:text-box>
        </draw:frame>
        <draw:connector draw:style-name="gr14" draw:text-style-name="P4" draw:layer="layout" draw:type="curve" svg:x1="7.667cm" svg:y1="2.822cm" svg:x2="7.667cm" svg:y2="4.413cm" draw:start-shape="id12" draw:start-glue-point="2" draw:end-shape="id13" draw:end-glue-point="0" svg:d="M7667 2822v1591" svg:viewBox="0 0 1 1592">
          <text:p/>
        </draw:connector>
        <draw:frame draw:style-name="gr10" draw:text-style-name="P9" xml:id="id18" draw:id="id18" draw:layer="layout" svg:width="5.08cm" svg:height="5.08cm" svg:x="19.923cm" svg:y="7.985cm">
          <draw:image xlink:href="Pictures/10000000000002D5000002D57E579B78191D7C94.jpg" xlink:type="simple" xlink:show="embed" xlink:actuate="onLoad" loext:mime-type="image/jpeg">
            <text:p/>
          </draw:image>
        </draw:frame>
        <draw:frame draw:style-name="gr15" draw:text-style-name="P3" draw:layer="layout" svg:width="1.518cm" svg:height="0.889cm" svg:x="15.986cm" svg:y="9.636cm">
          <draw:text-box>
            <text:p text:style-name="P2"><text:span text:style-name="T1">USB</text:span></text:p>
          </draw:text-box>
        </draw:frame>
        <draw:custom-shape draw:style-name="gr16" draw:text-style-name="P10" draw:layer="layout" svg:width="3.302cm" svg:height="1.143cm" svg:x="5.98cm" svg:y="4.664cm">
          <text:p text:style-name="P9"><text:span text:style-name="T1">setBfree + 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3.302cm" svg:height="1.143cm" svg:x="5.953cm" svg:y="5.953cm">
          <text:p text:style-name="P9"><text:span text:style-name="T1">Backup</text:span><text:span text:style-name="T1">B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3.429cm" svg:height="2.005cm" svg:x="5.799cm" svg:y="12.203cm">
          <text:p text:style-name="P9"><text:span text:style-name="T1">BackupBand</text:span></text:p>
          <text:p text:style-name="P9"><text:span text:style-name="T1">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5" draw:id="id15" draw:layer="layout" svg:width="4.191cm" svg:height="2.286cm" svg:x="16.24cm" svg:y="14.5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3.556cm" svg:height="2.286cm" svg:x="23.352cm" svg:y="14.5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xml:id="id14" draw:id="id14" draw:layer="layout" svg:width="3.683cm" svg:height="1.524cm" svg:x="16.494cm" svg:y="17.764cm">
          <text:p text:style-name="P9"><text:span text:style-name="T1">V &amp; C contro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7cm" svg:height="0.806cm" svg:x="16.161cm" svg:y="14.843cm">
          <draw:text-box>
            <text:p><text:span text:style-name="T1">Vibrato &amp; Chorus</text:span></text:p>
          </draw:text-box>
        </draw:frame>
        <draw:frame draw:style-name="gr2" draw:text-style-name="P3" draw:layer="layout" svg:width="1.797cm" svg:height="0.806cm" svg:x="17.398cm" svg:y="15.815cm">
          <draw:text-box>
            <text:p><text:span text:style-name="T1">Leslie</text:span></text:p>
          </draw:text-box>
        </draw:frame>
        <draw:connector draw:style-name="gr12" draw:text-style-name="P4" draw:layer="layout" draw:type="curve" svg:x1="18.335cm" svg:y1="17.764cm" svg:x2="18.335cm" svg:y2="16.818cm" draw:start-shape="id14" draw:start-glue-point="0" draw:end-shape="id15" draw:end-glue-point="2" svg:d="M18335 17764v-946" svg:viewBox="0 0 1 947">
          <text:p/>
        </draw:connector>
        <draw:connector draw:style-name="gr8" draw:text-style-name="P4" draw:layer="layout" draw:type="curve" svg:x1="16.24cm" svg:y1="15.675cm" svg:x2="10.525cm" svg:y2="7.34cm" draw:start-shape="id15" draw:start-glue-point="3" draw:end-shape="id16" draw:end-glue-point="1" svg:d="M16240 15675c-4287 0-1430-8335-5715-8335" svg:viewBox="0 0 5716 8336">
          <text:p/>
        </draw:connector>
        <draw:connector draw:style-name="gr12" draw:text-style-name="P4" draw:layer="layout" draw:type="curve" svg:x1="20.431cm" svg:y1="15.675cm" svg:x2="23.352cm" svg:y2="15.675cm" draw:start-shape="id15" draw:start-glue-point="1" draw:end-shape="id17" draw:end-glue-point="3" svg:d="M20431 15675h2921" svg:viewBox="0 0 2922 1">
          <text:p/>
        </draw:connector>
        <draw:frame draw:style-name="gr21" draw:text-style-name="P3" draw:layer="layout" svg:width="2.957cm" svg:height="0.806cm" svg:x="23.606cm" svg:y="14.799cm">
          <draw:text-box>
            <text:p><text:span text:style-name="T1">Percussion</text:span></text:p>
          </draw:text-box>
        </draw:frame>
        <draw:frame draw:style-name="gr22" draw:text-style-name="P3" draw:layer="layout" svg:width="3.683cm" svg:height="1.361cm" svg:x="23.606cm" svg:y="15.815cm">
          <draw:text-box>
            <text:p><text:span text:style-name="T1">Expr. Pedal</text:span></text:p>
          </draw:text-box>
        </draw:frame>
        <draw:connector draw:style-name="gr23" draw:text-style-name="P4" draw:layer="layout" draw:type="curve" svg:x1="25.003cm" svg:y1="10.525cm" svg:x2="26.908cm" svg:y2="15.675cm" draw:start-shape="id18" draw:start-glue-point="1" draw:end-shape="id17" draw:end-glue-point="1" svg:d="M25003 10525c3609 0 2656 5150 1905 5150" svg:viewBox="0 0 2609 5151">
          <text:p/>
        </draw:connector>
        <draw:frame draw:style-name="gr2" draw:text-style-name="P3" draw:layer="layout" svg:width="1.518cm" svg:height="0.806cm" svg:x="14.341cm" svg:y="14.208cm">
          <draw:text-box>
            <text:p text:style-name="P2"><text:span text:style-name="T1">USB</text:span></text:p>
          </draw:text-box>
        </draw:frame>
        <draw:custom-shape draw:style-name="gr11" draw:text-style-name="P1" xml:id="id19" draw:id="id19" draw:layer="layout" svg:width="1.143cm" svg:height="1.524cm" svg:x="17.772cm" svg:y="9.763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18.915cm" svg:y1="10.525cm" svg:x2="19.923cm" svg:y2="10.525cm" draw:start-shape="id19" draw:start-glue-point="1" draw:end-shape="id18" draw:end-glue-point="3" svg:d="M18915 10525h1008" svg:viewBox="0 0 1009 1">
          <text:p/>
        </draw:connector>
        <draw:connector draw:style-name="gr8" draw:text-style-name="P4" draw:layer="layout" draw:type="curve" svg:x1="17.772cm" svg:y1="10.525cm" svg:x2="10.525cm" svg:y2="6.578cm" draw:start-shape="id19" draw:start-glue-point="3" draw:end-shape="id20" draw:end-glue-point="1" svg:d="M17772 10525c-5436 0-1813-3947-7247-3947" svg:viewBox="0 0 7248 39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1T14:38:32.854973978</meta:creation-date>
    <dc:date>2022-11-01T15:59:45.761451854</dc:date>
    <meta:editing-duration>PT50M13S</meta:editing-duration>
    <meta:editing-cycles>9</meta:editing-cycles>
    <meta:generator>LibreOffice/6.4.7.2$Linux_X86_64 LibreOffice_project/40$Build-2</meta:generator>
    <meta:document-statistic meta:object-count="56"/>
  </office:meta>
</office:document-meta>
</file>